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8000001351BA194AE11DF512A.png" manifest:media-type="image/png"/>
  <manifest:file-entry manifest:full-path="Pictures/10000001000003E8000002BCE427889F2A32CB7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f39f0" officeooo:paragraph-rsid="001f39f0"/>
    </style:style>
    <style:style style:name="P2" style:family="paragraph" style:parent-style-name="Title">
      <style:text-properties officeooo:rsid="001f39f0" officeooo:paragraph-rsid="001f39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atbázis tervezés</text:p>
      <text:p text:style-name="P1"/>
      <text:p text:style-name="P1">ER diagram:</text:p>
      <text:p text:style-name="P1">Entitás relációs diagram</text:p>
      <text:p text:style-name="P1">Egyed kapcsolat</text:p>
      <text:p text:style-name="P1"/>
      <text:p text:style-name="P1"><draw:frame draw:style-name="fr2" draw:name="Kép1" text:anchor-type="char" svg:width="17cm" svg:height="11.899cm" draw:z-index="0"><draw:image xlink:href="Pictures/10000001000003E8000002BCE427889F2A32CB7B.png" xlink:type="simple" xlink:show="embed" xlink:actuate="onLoad" draw:mime-type="image/png"/></draw:frame><draw:frame draw:style-name="fr1" draw:name="Kép2" text:anchor-type="char" svg:x="-0.275cm" svg:y="13.504cm" svg:width="17cm" svg:height="8.105cm" draw:z-index="1"><draw:image xlink:href="Pictures/1000000100000288000001351BA194AE11DF51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1T09:16:21.924000000</meta:creation-date>
    <dc:date>2023-09-11T09:40:40.477000000</dc:date>
    <meta:editing-duration>PT24M18S</meta:editing-duration>
    <meta:editing-cycles>2</meta:editing-cycles>
    <meta:generator>LibreOffice/7.6.0.3$Windows_X86_64 LibreOffice_project/69edd8b8ebc41d00b4de3915dc82f8f0fc3b6265</meta:generator>
    <meta:document-statistic meta:table-count="0" meta:image-count="2" meta:object-count="0" meta:page-count="1" meta:paragraph-count="4" meta:word-count="9" meta:character-count="68" meta:non-whitespace-character-count="63"/>
  </office:meta>
</office:document-meta>
</file>